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8142b" officeooo:paragraph-rsid="0018142b"/>
    </style:style>
    <style:style style:name="P2" style:family="paragraph" style:parent-style-name="Standard">
      <style:text-properties officeooo:rsid="0018142b" officeooo:paragraph-rsid="0019364d"/>
    </style:style>
    <style:style style:name="P3" style:family="paragraph" style:parent-style-name="Standard">
      <style:text-properties officeooo:rsid="001b2b65" officeooo:paragraph-rsid="001b2b65"/>
    </style:style>
    <style:style style:name="P4" style:family="paragraph" style:parent-style-name="Standard">
      <style:text-properties officeooo:rsid="001ce6a3" officeooo:paragraph-rsid="001ce6a3"/>
    </style:style>
    <style:style style:name="P5" style:family="paragraph" style:parent-style-name="Standard">
      <style:text-properties officeooo:rsid="0023a10b" officeooo:paragraph-rsid="0023a10b"/>
    </style:style>
    <style:style style:name="T1" style:family="text">
      <style:text-properties officeooo:rsid="0019364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References link</text:span></text:p>
      <text:p text:style-name="P1"/>
      <text:p text:style-name="P1"><text:a xlink:type="simple" xlink:href="https://www.hackster.io/30847/yocto-on-beaglebone-black-9ae649" text:style-name="Internet_20_link" text:visited-style-name="Visited_20_Internet_20_Link">https://www.hackster.io/30847/yocto-on-beaglebone-black-9ae649</text:a></text:p>
      <text:p text:style-name="P1"/>
      <text:p text:style-name="P3"><text:a xlink:type="simple" xlink:href="https://gist.github.com/17twenty/2712354" text:style-name="Internet_20_link" text:visited-style-name="Visited_20_Internet_20_Link">https://gist.github.com/17twenty/2712354</text:a></text:p>
      <text:p text:style-name="P3"/>
      <text:p text:style-name="P4"><text:a xlink:type="simple" xlink:href="http://android.serverbox.ch/?p=1273" text:style-name="Internet_20_link" text:visited-style-name="Visited_20_Internet_20_Link">http://android.serverbox.ch/?p=1273</text:a></text:p>
      <text:p text:style-name="P4"/>
      <text:p text:style-name="P4"><text:a xlink:type="simple" xlink:href="http://yocto-bbb.blogspot.in/" text:style-name="Internet_20_link" text:visited-style-name="Visited_20_Internet_20_Link">http://yocto-bbb.blogspot.in/</text:a></text:p>
      <text:p text:style-name="P5"><text:a xlink:type="simple" xlink:href="http://www.jumpnowtek.com/beaglebone/BeagleBone-Systems-with-Yocto.html" text:style-name="Internet_20_link" text:visited-style-name="Visited_20_Internet_20_Link">http://www.jumpnowtek.com/beaglebone/BeagleBone-Systems-with-Yocto.html</text:a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30T16:14:49.416962801</meta:creation-date>
    <meta:generator>LibreOffice/5.1.6.2$Linux_X86_64 LibreOffice_project/10m0$Build-2</meta:generator>
    <dc:date>2017-11-30T16:27:23.989811235</dc:date>
    <meta:editing-duration>PT12M32S</meta:editing-duration>
    <meta:editing-cycles>5</meta:editing-cycles>
    <meta:document-statistic meta:table-count="0" meta:image-count="0" meta:object-count="0" meta:page-count="1" meta:paragraph-count="6" meta:word-count="7" meta:character-count="252" meta:non-whitespace-character-count="251"/>
  </office:meta>
</office:document-meta>
</file>